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solid" style:font-name="Times New Roman" style:text-underline-style="none"/>
    </style:style>
    <style:style style:name="T6" style:family="text">
      <style:text-properties style:text-line-through-style="none" style:font-name="Times New Roman"/>
    </style:style>
    <style:style style:name="T7" style:family="text">
      <style:text-properties style:text-line-through-style="none" style:font-name="Times New Roman" style:text-underline-style="solid" style:text-underline-width="auto" style:text-underline-color="font-color"/>
    </style:style>
    <style:style style:name="T8" style:family="text">
      <style:text-properties style:text-line-through-style="none"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9FF13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9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, Hebrew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8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The sermon cuts off at the end of page 8. <text:s/>A page or pages appear to be missing.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Some explanatory remarks on/</text:p>
      <text:p text:style-name="P2">Parashat Itr<text:span text:style-name="T2">ó</text:span><text:span text:style-name="T3">/</text:span></text:p>
      <text:p text:style-name="P2"><text:span text:style-name="T3"/></text:p>
      <text:p text:style-name="P3"><text:span text:style-name="T3">[Page 1]</text:span></text:p>
      <text:p text:style-name="P3"><text:span text:style-name="T3">Dear Brethren! <text:s/>In the prefatory remarks </text:span><text:span text:style-name="T4">of</text:span><text:span text:style-name="T6"> to my last address,/ I maintained, that the opportunities of which a Jewish Minister can avail himself to afford religious instruc-/-tion, beyond the limits of the Synagogue, are, for reasons </text:span><text:span text:style-name="T4">al-</text:span><text:span text:style-name="T6"> </text:span><text:span text:style-name="T4">which</text:span><text:span text:style-name="T6">/ </text:span><text:span text:style-name="T4">-ready</text:span><text:span text:style-name="T6"> therein explained, exceedingly rare. <text:s/>But I did not presume/ by that assertion to exclude the possibility of so desirable an/ occurrence, for, my own social intercourse would bear testimony/ against that presumption. <text:s/>I have, sometimes voluntarily, at others fortuitously,/ exercised the privilege granted to my vocation, and attained the/ object prefixed in my mind. <text:s/>In fact, it is my design/ that you should judge yourselves of my endeavours to succeed/ in that respect, by submitting to your mature reflection/ a few strictures elected by a query propounded to me simply in/ the course of conversation. <text:s/>They are connected with that most/ essential biblical passage we have perused this Sabbath./ <text:s/>And although subsequently formed into an essay, and illustrated/ by appropriate quotations, they are substantially the same/ as they were colloquially imparted. <text:s/>Lend me, dear friends!/ your </text:span><text:span text:style-name="T4">indulgent</text:span><text:span text:style-name="T6"> serious attention, that you may dive into the/ profound truths they are intended to unfold./</text:span></text:p>
      <text:p text:style-name="P3"><text:span text:style-name="T6"/></text:p>
      <text:p text:style-name="P3"><text:soft-page-break/><text:span text:style-name="T6">[Page 2]</text:span></text:p>
      <text:p text:style-name="P3"><text:span text:style-name="T6">The book of Ecclesiastes contains the following important ma-/-xim. <text:s/>"Be not with thy mouth, nor let thy mind be/ hasty to utter any thing concerning God, for, God is in/ heaven and thou art upon earth, let therefore thy words be/ few" I greatly apprehend that my efforts to elucidate a/ theme in itself </text:span><text:span text:style-name="T4">a</text:span><text:span text:style-name="T6"> very abstruse, may occasion a contravention of/ that salutary rule laid down by the wisest of men; consequently/ I will give utterance solely to that which I may deem </text:span><text:span text:style-name="T4">necessary</text:span><text:span text:style-name="T6"> indispensable/ in order to reconcile the idea of the incorpor</text:span><text:span text:style-name="T4">ality</text:span><text:span text:style-name="T6">ate of the Supreme with/ the biblical passages which appear to contradict that verity; and/ especially with that which ascribes to Him the inscription of the/ Decalogue. <text:s/>That God is incorporeal, both reason and/ Holy Writ jointly teach </text:span><text:span text:style-name="T4">us</text:span><text:span text:style-name="T6">. <text:s/>Reason tells us, that whatever is/ material, is necessarily circumscribed within narrow limits, and/ liable also to continual alterations. <text:s/>Now, He who governs the whole/ universe must needs be ubiquitary, ergo God cannot be confined/ within space. <text:s/>He who has </text:span><text:span text:style-name="T7">ever</text:span><text:span text:style-name="T8"> existed, cannot be affected/ by time, ergo God is unchangeable. <text:s/>Holy Writ likewise/ repudiates the belief in God's corporeity; firstly, by/</text:span></text:p>
      <text:p text:style-name="P3"><text:span text:style-name="T8"/></text:p>
      <text:p text:style-name="P3"><text:span text:style-name="T8">[Page 3]</text:span></text:p>
      <text:p text:style-name="P3"><text:span text:style-name="T8">emphatically charging Israel to be heedful lest they make/ any image to represent the Deity, for, it </text:span><text:span text:style-name="T5">says</text:span><text:span text:style-name="T8"> declares "that on the day/ He spoke in Horeb, no form appeared to the assembled mul-/-titude (Deut 4.15) secondly, by showing the impossibility/ of portraying Him in any guise" to whom can you liken/ God, and to what could you ever assimilate Him? (Isaiah 40.18)/ Thirdly, by asserting his omnipresence "Am I a God near at/ hand, but not from afar off? <text:s/>Can any one hide himself in/ secret places that I shall not see him?" (Jeremiah 23.23)/ fourthly, by proclaiming his immutability "For, I the Lord have/ never changed" (Malachi 3.6). <text:s/>It then clearly ensues, that/ whenever the Scriptures apply to the Deity terms which denote/ materiality, they must be considered as words borrowed from/ </text:span><text:span text:style-name="T7">human</text:span><text:span text:style-name="T8"> language, to suit </text:span><text:span text:style-name="T7">human</text:span><text:span text:style-name="T8"> understanding. <text:s/>Had,/ on the contrary, </text:span><text:span text:style-name="T7">super</text:span><text:span text:style-name="T8">human expressions been employed, to signify/ the dealings of the Almighty with his creatures, men, who receive/ </text:span><text:span text:style-name="T7">all</text:span><text:span text:style-name="T8"> their impressions, through the senses, would have certainly/ failed to unfold then purport. <text:s/>For, even the faculties of/ the mind and of the soul, mortal beings are constrained/</text:span></text:p>
      <text:p text:style-name="P3"><text:span text:style-name="T8"/></text:p>
      <text:p text:style-name="P3"><text:span text:style-name="T8">[Page 4]</text:span></text:p>
      <text:p text:style-name="P3"><text:span text:style-name="T8">to depict in a manner totally material, so that they will say,/ for instance "The mind's </text:span><text:span text:style-name="T7">eye</text:span><text:span text:style-name="T8">; "the </text:span><text:span text:style-name="T7">feelings</text:span><text:span text:style-name="T8"> of one's conscience,"/ "the </text:span><text:span text:style-name="T7">dictates</text:span><text:span text:style-name="T8"> of the soul" and so forth. <text:s/>Now, if such a contrivance/ is indispensable in relation with the </text:span><text:span text:style-name="T7">spiritual</text:span><text:span text:style-name="T8"> part of men,/--which is but a faint reflection of that </text:span><text:span text:style-name="T5">pervad</text:span><text:span text:style-name="T8"> </text:span><text:span text:style-name="T7">spirit</text:span><text:span text:style-name="T8"> which/ pervades the universe--how could </text:span><text:span text:style-name="T5">they</text:span><text:span text:style-name="T8"> finite creatures have otherwise/ conceived the actions of Him, whose essence is unfathomable?/ <text:s/>To </text:span><text:span text:style-name="T5">reveal to</text:span><text:span text:style-name="T8"> teach us then what nature, without revelation, was incapable/ to communicate, namely, the performance of good, and the/ eschewing of evil, the law has needfully lowered the Most/ High to the level of earthly beings, and attributed to Him deeds/ and qualities which appertain exclusively to the latter./</text:span></text:p>
      <text:p text:style-name="P3"><text:span text:style-name="T8">His providence is denoted by an all-seeing-eye [Hebrew] (Zechariah 4.10)/ <text:s/>His mercy by an ever-open ear (Pslams 34.16) [Hebrew] he is said to be/ ireful, when He withdraws his blessing from sinners (Deut 11.19) [Hebrew]/ He is styled "jealous" when debasing idolatry estranges his in-/-telligent creatures from the worship due solely to Him (Deut 32.16) [Hebrew] Oftentimes, the/ execusion[sic!] of his will, is signified by an issue of his mandate/ or by his speech (Psalms 33.6.9) [Hebrew] <text:s/>When his interposition, either/ as a reward or as a chastisement to man, is </text:span><text:span text:style-name="T5">extraordinarily</text:span><text:span text:style-name="T8"> preternaturally visible,/</text:span></text:p>
      <text:p text:style-name="P3"><text:span text:style-name="T8"/></text:p>
      <text:p text:style-name="P3"><text:span text:style-name="T8">[Page 5]</text:span></text:p>
      <text:p text:style-name="P3"><text:span text:style-name="T8">He is represented as descending from his height (Genesis 11.5) [Hebrew]/ (Exodus 19.20) [Hebrew] Thus I could long continue to cite examples/ which verify the assertion of our Sages, that the law has/ unavoidably adopted </text:span><text:span text:style-name="T7">human</text:span><text:span text:style-name="T8"> language, because it was intended for human/ comprehension. <text:s/>Having </text:span><text:soft-page-break/><text:span text:style-name="T8">hitherto briefly proved from reason &amp; Holy Writ that/ God is incorporeal, and that the biblical passages, which at/ first sight, appear to gainsay that truth, cannot be regarded/ in a literal sense, I shall proceed to solve the query </text:span><text:span text:style-name="T5">arising</text:span><text:span text:style-name="T8"> which/ </text:span><text:span text:style-name="T5">from</text:span><text:span text:style-name="T8"> the delivery of the ten commandments, and their/ inscription upon the tables of stone, give rise in our mind./ <text:s/>I shall however preface my observations, by stating that/ whatever I may utter on this momentous topic, will be/ a mere hypothesis, which I may succeed in substantiating,/ but which I would not dare to offer as an authority./</text:span></text:p>
      <text:p text:style-name="P3"><text:span text:style-name="T8">When Moses recalls to the mind of Israel the appalling cir-/-circumstance[sic!] of God's revelation upon Sinai, he frequently/ alludes to the fire that blazed on that hallowed mountain. <text:s/>"The/ Lord spoke unto you in the midst of the fire "His words thou didst hear from the midst of the fire" (Deut 4.36) (Deuto 4.12) <text:s/>"These/ words the Lord spoke to all your assembled multitude on/ the mount from the midst of the fire" (Idem 5.22) "The ten/ commandments which the Lord spoke to you on the/</text:span></text:p>
      <text:p text:style-name="P3"><text:span text:style-name="T8"/></text:p>
      <text:p text:style-name="P3"><text:span text:style-name="T8">[Page 6]</text:span></text:p>
      <text:p text:style-name="P3"><text:span text:style-name="T8">mountain from the midst of the fire" (Idem 10.4) <text:s/>These and/ similar sentences interspersed through the fifth book of the/ Pentateuch have </text:span><text:span text:style-name="T5">occasioned</text:span><text:span text:style-name="T8"> created the opinion entertained by </text:span><text:span text:style-name="T5">sundry</text:span><text:span text:style-name="T8"> various authors, that/ each sound of the cornet, emitted </text:span><text:span text:style-name="T7">through the fire</text:span><text:span text:style-name="T8">, the words/ which furnished the minds of the hearers with the sublime/ ideas they conveyed. <text:s/>God to whom nature is obedient, bid the/ air, which issued from the loud instrument to shape itself/ in such a form by which He might communicate his/ will to the mortals. <text:s/>But although Israel had previously/ sanctified themselves for this awful advent, they could not/ long endure the divine manifestation. <text:s/>It was too </text:span><text:span text:style-name="T5">appalling</text:span><text:span text:style-name="T8"> terrific/ to be witnessed by finite creatures "And ye said, behold the Lord/ God hath showed us his glory and his greatness ,and we have/ heard his voice out of the midst of the fire; we have seen/ this day, that God doth talk with man, and he liveth. <text:s/>Now/ therefore why should we die? for this great fire will consume/ us, if we hear the voice of the Lord our God any more, then/ we shall die, For who is there of all flesh, that hath heard/ the voice of the living God, speaking out </text:span><text:span text:style-name="T7">of the midst of</text:span><text:span text:style-name="T8">/ </text:span><text:span text:style-name="T7">the fire</text:span><text:span text:style-name="T8">, as </text:span><text:span text:style-name="T7">we have</text:span><text:span text:style-name="T8">, and lived?" (Deut 5.24. 25.26)\And/ the theory advanced, would also explain a verse (in Exodus 20.18)/ occurring in our Parasha/</text:span></text:p>
      <text:p text:style-name="P3"><text:span text:style-name="T8"/></text:p>
      <text:p text:style-name="P3"><text:span text:style-name="T8">[Page 7]</text:span></text:p>
      <text:p text:style-name="P3"><text:span text:style-name="T8">which the authorized version has in all likelihood misinter-/-preted [Hebrew] "And all the people saw the voices/ (not the thunders) the flames, the noise of the trumpet and/ the smoking mountain" for, according to our </text:span><text:span text:style-name="T5">rendering</text:span><text:span text:style-name="T8"> argument, which is corroborated by the Hebrew text, they/ actually </text:span><text:span text:style-name="T7">beheld</text:span><text:span text:style-name="T8"> the sound which unfolded to them, already/ elevated minds, the basis of every religious and social duty./ <text:s/>And the same truths which tended progressively to illumine </text:span><text:span text:style-name="T7">all</text:span><text:span text:style-name="T8">/ the children of the same Eternal Father, were twice in a wondrous/ manner impressed upon two tables of stone. <text:s/>Peculiarly/ remarkable is the diction of Holy Writ touching the last-named/ communication. <text:s/>It is said that the writing was the writing/ of Elohim, and by the </text:span><text:span text:style-name="T7">finger of Elohim graven</text:span><text:span text:style-name="T8"> upon the/ tables. <text:s/>The word "Elohim" as it is familiarly known,/ </text:span><text:span text:style-name="T5">is</text:span><text:span text:style-name="T8"> does not always stand as an appellation of the Deity, but is likewise/ with propriety applied to persons of distinction, or to any </text:span><text:span text:style-name="T5">thing</text:span><text:span text:style-name="T8"> object/ imposingly great. <text:s/>Of the former case we find, "Thou art a/ prince of Elohim amongst us" that is, "a mighty prince" (Gen 29.5)/ of the latter, we meet "And Nineveh was a vast city of/ Elohim," to wit--"an exceedingly large city." (Jonah 3.3) In addition/ to our knowledge of this fact, we must bear in/</text:span></text:p>
      <text:p text:style-name="P3"><text:span text:style-name="T8"/></text:p>
      <text:p text:style-name="P3"><text:span text:style-name="T8">[Page 8]</text:span></text:p>
      <text:p text:style-name="P3"><text:span text:style-name="T8">mind, that the term "Haroot [Hebrew]" rendered in the English/ "graven" stands alone in the whole Bible, and that we con-/jecture its meaning merely by analogy with kindred words;/ so that even the construction and peculiarity of the verse which/ records the incident under discussion, justify</text:span><text:span text:style-name="T5">s</text:span><text:span text:style-name="T8"> our saying,/ that as the azure vaults of heaven, have been called by David"/ "the work of the finger of God," (Psalms 8.4) namely, the effect of his/ sovereign will, so was the writing of Elohim--that mar-/velous </text:span><text:soft-page-break/><text:span text:style-name="T8">writing, marvellously[sic!] imprinted upon the tables,/ </text:span><text:span text:style-name="T5">through</text:span><text:span text:style-name="T8"> by the mere </text:span><text:span text:style-name="T7">wish</text:span><text:span text:style-name="T8"> of Him, who "spoke and it was accomplished."/ <text:s/></text:span></text:p>
      <text:p text:style-name="P3"><text:span text:style-name="T8"><text:tab/>With the aforesaid observations I strove, my dear Brethren!/ to satisfy the mind of an intelligent querist. <text:s/>They are concise,/ but, as I remembered the healthful aphorism of King Solomon, I/ judged them sufficient as an elucidation of a subject which is,/ after all, above our reach, for such is indeed the knowledge of/ God, of his attributes and actions. <text:s/>But if nevertheless it is correct that/ every Israelite should become the possessor of an enlightened reli-/-gious belief. <text:s/>If it is desirable that every one who adheres to the/ Mosaic code, should endeavour to comprehend the sublime verities/ wherewith it is replete, still, I confidently assert, that the doctrines/ continued in the Decalogue, require not the outward support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9T11:02:33.17</meta:creation-date>
    <meta:document-statistic meta:table-count="0" meta:image-count="0" meta:object-count="0" meta:page-count="5" meta:paragraph-count="83" meta:word-count="1902" meta:character-count="11816"/>
    <dc:date>2012-05-09T12:01:48.81</dc:date>
    <dc:creator>Penn Libraries</dc:creator>
    <meta:editing-duration>PT00H09M33S</meta:editing-duration>
    <meta:editing-cycles>1</meta:editing-cycles>
    <meta:generator>OpenOffice.org/3.2$Win32 OpenOffice.org_project/320m12$Build-9483</meta:generator>
  </office:meta>
</office:document-meta>
</file>